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margin-top="0cm" fo:margin-bottom="0cm" style:contextual-spacing="false"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officeooo:paragraph-rsid="003f924f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6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style:font-name="Calibri Light" fo:font-size="13pt" fo:font-weight="bold" officeooo:rsid="00243d9c" officeooo:paragraph-rsid="00243d9c" style:font-name-asian="Times New Roman" style:font-size-asian="13pt" style:font-weight-asian="bold" style:font-name-complex="Calibri Light" style:font-size-complex="13pt"/>
    </style:style>
    <style:style style:name="P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10" style:family="paragraph" style:parent-style-name="Normal">
      <style:text-properties fo:color="#0000cc" loext:opacity="100%" fo:font-weight="bold" style:font-weight-asian="bold" style:font-name-complex="Calibri1" style:font-weight-complex="bold"/>
    </style:style>
    <style:style style:name="P11" style:family="paragraph" style:parent-style-name="Normal">
      <style:text-properties fo:color="#0000cc" loext:opacity="100%" fo:font-weight="bold" officeooo:paragraph-rsid="00160bb4" style:font-weight-asian="bold" style:font-name-complex="Calibri1" style:font-weight-complex="bold"/>
    </style:style>
    <style:style style:name="P12" style:family="paragraph" style:parent-style-name="Normal">
      <style:text-properties fo:color="#0000cc" loext:opacity="100%" fo:font-weight="bold" officeooo:paragraph-rsid="0040afd4" style:font-weight-asian="bold" style:font-name-complex="Calibri1" style:font-weight-complex="bold"/>
    </style:style>
    <style:style style:name="P13" style:family="paragraph" style:parent-style-name="Normal">
      <style:text-properties fo:color="#0000cc" loext:opacity="100%" fo:font-weight="bold" officeooo:paragraph-rsid="00512c52" style:font-weight-asian="bold" style:font-name-complex="Calibri1" style:font-weight-complex="bold"/>
    </style:style>
    <style:style style:name="P14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5" style:family="paragraph" style:parent-style-name="Normal">
      <style:paragraph-properties fo:text-align="center" style:justify-single-word="false"/>
      <style:text-properties fo:color="#0000cc" loext:opacity="100%" fo:font-weight="bold" officeooo:paragraph-rsid="003f924f" style:font-weight-asian="bold" style:font-size-complex="12.5pt" style:font-weight-complex="bold"/>
    </style:style>
    <style:style style:name="P16" style:family="paragraph" style:parent-style-name="Normal">
      <style:text-properties fo:color="#0000cc" loext:opacity="100%" fo:font-size="12.5pt" fo:font-weight="bold" officeooo:paragraph-rsid="0041fbc4" style:font-size-asian="12.5pt" style:font-weight-asian="bold" style:font-name-complex="Calibri1" style:font-size-complex="12.5pt" style:font-weight-complex="bold"/>
    </style:style>
    <style:style style:name="P17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18" style:family="paragraph" style:parent-style-name="Normal">
      <style:paragraph-properties fo:text-align="center" style:justify-single-word="false"/>
      <style:text-properties fo:color="#0f27b1" loext:opacity="100%" fo:font-weight="bold" officeooo:paragraph-rsid="003f924f" style:font-weight-asian="bold" style:font-size-complex="12.5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0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21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text-properties fo:language="en" fo:country="US"/>
    </style:style>
    <style:style style:name="P2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5" style:family="paragraph" style:parent-style-name="Normal">
      <style:text-properties fo:color="#0070c0" loext:opacity="100%" fo:font-weight="bold" style:font-weight-asian="bold"/>
    </style:style>
    <style:style style:name="P26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7" style:family="paragraph" style:parent-style-name="Normal">
      <style:paragraph-properties fo:hyphenation-ladder-count="no-limit"/>
      <style:text-properties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2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9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30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3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32" style:family="paragraph" style:parent-style-name="Normal">
      <style:paragraph-properties fo:margin-top="0cm" fo:margin-bottom="0cm" style:contextual-spacing="false"/>
    </style:style>
    <style:style style:name="P33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4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5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6" style:family="paragraph" style:parent-style-name="Heading_20_2">
      <style:text-properties officeooo:rsid="00374565" officeooo:paragraph-rsid="0041fbc4"/>
    </style:style>
    <style:style style:name="P37" style:family="paragraph" style:parent-style-name="Heading_20_2">
      <style:text-properties fo:color="#0000cc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38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9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officeooo:rsid="002278db" style:font-weight-asian="bold" style:font-size-complex="12.5pt" style:font-weight-complex="bold"/>
    </style:style>
    <style:style style:name="T7" style:family="text">
      <style:text-properties fo:color="#0000cc" loext:opacity="100%" fo:font-weight="bold" officeooo:rsid="0023e6b3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name-complex="Calibri1" style:font-weight-complex="bold"/>
    </style:style>
    <style:style style:name="T9" style:family="text">
      <style:text-properties fo:color="#0000cc" loext:opacity="100%" fo:font-weight="bold" officeooo:rsid="0017e0b7" style:font-weight-asian="bold" style:font-name-complex="Calibri1" style:font-weight-complex="bold"/>
    </style:style>
    <style:style style:name="T10" style:family="text">
      <style:text-properties fo:color="#0000cc" loext:opacity="100%"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1" style:family="text">
      <style:text-properties fo:color="#0000cc" loext:opacity="100%"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2" style:family="text">
      <style:text-properties fo:color="#0000cc" loext:opacity="100%"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weight="bold" style:font-weight-asian="bold"/>
    </style:style>
    <style:style style:name="T15" style:family="text">
      <style:text-properties fo:color="#000000" loext:opacity="100%" fo:font-weight="bold" style:font-weight-asian="bold" style:font-size-complex="12.5pt" style:font-weight-complex="bold"/>
    </style:style>
    <style:style style:name="T16" style:family="text">
      <style:text-properties fo:color="#000000" loext:opacity="100%" style:font-name="Calibri1" style:font-name-complex="Calibri1" style:font-size-complex="12.5pt"/>
    </style:style>
    <style:style style:name="T1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8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9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20" style:family="text">
      <style:text-properties fo:color="#000000" loext:opacity="100%" loext:padding="0cm" loext:border="none"/>
    </style:style>
    <style:style style:name="T21" style:family="text">
      <style:text-properties officeooo:rsid="0023c7e4"/>
    </style:style>
    <style:style style:name="T22" style:family="text">
      <style:text-properties officeooo:rsid="003a65ae"/>
    </style:style>
    <style:style style:name="T23" style:family="text">
      <style:text-properties officeooo:rsid="001e72b5"/>
    </style:style>
    <style:style style:name="T24" style:family="text">
      <style:text-properties style:font-weight-complex="bold"/>
    </style:style>
    <style:style style:name="T25" style:family="text">
      <style:text-properties fo:font-size="13pt" style:font-name-asian="Times New Roman" style:font-size-asian="13pt" style:font-size-complex="13pt" style:font-weight-complex="bold"/>
    </style:style>
    <style:style style:name="T26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7" style:family="text">
      <style:text-properties officeooo:rsid="0025bb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4">Bid Pack</text:p>
      <text:list text:style-name="L1">
        <text:list-item>
          <text:p text:style-name="P38">Statement of Requirements</text:p>
        </text:list-item>
      </text:list>
      <text:p text:style-name="P4"><text:s/><text:bookmark-start text:name="_Hlk95926626"/></text:p>
      <text:p text:style-name="P18"><text:bookmark-start text:name="_Hlk959266261"/>«Insert Procurement Title»</text:p>
      <text:p text:style-name="P19"><text:span text:style-name="T20">Unique Procurement Reference:</text:span>«Insert Procurement ID»</text:p>
      <text:p text:style-name="P3"><text:span text:style-name="Default_20_Paragraph_20_Font"><text:span text:style-name="T19">Event </text:span></text:span><text:span text:style-name="Default_20_Paragraph_20_Font"><text:span text:style-name="T18">Reference</text:span></text:span><text:span text:style-name="Default_20_Paragraph_20_Font"><text:span text:style-name="T15">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8"><text:bookmark-end text:name="_Hlk959266261"/></text:p>
      <text:p text:style-name="P18"/>
      <text:p text:style-name="P5">a ‘call-off further competition’ in relation to</text:p>
      <text:p text:style-name="P3"><text:span text:style-name="Default_20_Paragraph_20_Font"><text:span text:style-name="T6">«Insert Commercial Agreement name» L</text:span></text:span><text:span text:style-name="Default_20_Paragraph_20_Font"><text:span text:style-name="T7">ot</text:span></text:span><text:span text:style-name="Default_20_Paragraph_20_Font"><text:span text:style-name="T5">«Insert Lot id»</text:span></text:span></text:p>
      <text:p text:style-name="P15"><text:bookmark-end text:name="_Hlk95926626"/>«Insert Commercial Agreement name» («Insert Commercial Agreement id» <text:span text:style-name="T27">L</text:span><text:span text:style-name="Default_20_Paragraph_20_Font"><text:span text:style-name="T27">«Insert Lot id»</text:span></text:span>)</text:p>
      <text:p text:style-name="P4"/>
      <text:p text:style-name="P4"/>
      <text:p text:style-name="P4">Buyer</text:p>
      <text:p text:style-name="P14">«Insert Name of Buyer»</text:p>
      <text:p text:style-name="P20"/>
      <text:p text:style-name="Normal"/>
      <text:p text:style-name="TOC_20_Heading">Contents</text:p>
      <text:p text:style-name="P22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24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24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24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24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23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23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23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23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21"/>
      <text:h text:style-name="Heading_20_1" text:outline-level="1"><text:bookmark-start text:name="_Toc96581752"/><text:bookmark-start text:name="_Toc96088662"/><text:bookmark-start text:name="_Toc92688238"/></text:h>
      <text:p text:style-name="P20"/>
      <text:p text:style-name="P27"><text:span text:style-name="T26">T</text:span><text:span text:style-name="T25">he services you need</text:span></text:p>
      <text:list text:style-name="L2">
        <text:list-item>
          <text:p text:style-name="P39">«Services_you_need#n»</text:p>
        </text:list-item>
      </text:list>
      <text:p text:style-name="P17"/>
      <text:h text:style-name="P36" text:outline-level="2"><text:span text:style-name="T22">The </text:span><text:span text:style-name="T21">O</text:span>rganisation <text:span text:style-name="T22">using the products or services being procured</text:span></text:h>
      <text:p text:style-name="P16">«Insert Managing Organisation Name»</text:p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10">«Insert_Requirements_Background_Step_13_Box_1»</text:p>
      <text:p text:style-name="P10">«Insert_Requirements_Social_Value_Objectives_Step_13_Box_2»</text:p>
      <text:p text:style-name="P10"/>
      <text:p text:style-name="P25"/>
      <text:p text:style-name="Standard"><text:bookmark text:name="_Toc111634074"/><text:bookmark text:name="_Toc111570279"/><text:bookmark text:name="_Toc111565609"/><text:bookmark text:name="_Toc111560105"/><text:bookmark text:name="_Toc96088664"/><text:bookmark text:name="_Toc96581754"/><text:bookmark text:name="_Toc111648143"/><text:span text:style-name="Strong_20_Emphasis">The business need</text:span></text:p>
      <text:p text:style-name="P10">«Insert_Problem_Statement_Step_14_Box_1»</text:p>
      <text:p text:style-name="Normal"/>
      <text:p text:style-name="P26">Contract Duration</text:p>
      <text:p text:style-name="Normal"><text:span text:style-name="Default_20_Paragraph_20_Font"><text:span text:style-name="T16">We expect the supply to commence on</text:span></text:span><text:span text:style-name="Default_20_Paragraph_20_Font"><text:span text:style-name="T17"> </text:span></text:span><text:span text:style-name="Default_20_Paragraph_20_Font"><text:span text:style-name="T8">«Project_Start_Date_Step_18»</text:span></text:span><text:span text:style-name="Default_20_Paragraph_20_Font"><text:span text:style-name="T17"> </text:span></text:span><text:span text:style-name="Default_20_Paragraph_20_Font"><text:span text:style-name="T16">period.</text:span></text:span></text:p>
      <text:p text:style-name="P10">«Project_Duration_Count_Step_18 Conditional»</text:p>
      <text:p text:style-name="P10">«Contract_Extension_Period_Step_18 Conditional»</text:p>
      <text:p text:style-name="Normal"/>
      <text:p text:style-name="P26">Budget</text:p>
      <text:p text:style-name="P11">«Project_Budget_Max_Step_25 Conditional».</text:p>
      <text:p text:style-name="P12">The estimated maximum contract value is £ «Project_Budget_Min_Step_25 Conditional».</text:p>
      <text:p text:style-name="P8"><text:span text:style-name="T24">Additional information on budget : </text:span><text:span text:style-name="T10">«Project_Budget</text:span><text:span text:style-name="T11">_Addit</text:span><text:span text:style-name="T12">i</text:span><text:span text:style-name="T11">onal_info</text:span><text:span text:style-name="T10">»</text:span></text:p>
      <text:p text:style-name="P26">The Service and Incumbent supplier</text:p>
      <text:p text:style-name="P10">«Project_New_Expanded_Replacement_Service_No_Step_21»</text:p>
      <text:p text:style-name="P10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10">«Insert_Work_Done_Step_16_Box_1»<text:bookmark-start text:name="_Toc96581757"/><text:bookmark-start text:name="_Toc96088667"/><text:bookmark-start text:name="_Toc111560108"/><text:bookmark-start text:name="_Toc111565612"/></text:p>
      <text:p text:style-name="Normal"><text:soft-page-break/>Current phase of project is<text:span text:style-name="Default_20_Paragraph_20_Font"><text:span text:style-name="T8"> :«Project_Phase_Current_Step_17»</text:span></text:span></text:p>
      <text:p text:style-name="P10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10">«Insert_Prev_Market_Engage_Step_20_Box_1»</text:p>
      <text:p text:style-name="Normal"/>
      <text:p text:style-name="P20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9">#</text:p>
          </table:table-cell>
          <table:table-cell table:style-name="REQUIREMNTS_5f_GROUPS.A1" office:value-type="string">
            <text:p text:style-name="P31"><text:s/><text:span text:style-name="T23">Name</text:span></text:p>
          </table:table-cell>
          <table:table-cell table:style-name="REQUIREMNTS_5f_GROUPS.A1" office:value-type="string">
            <text:p text:style-name="P31">Description</text:p>
          </table:table-cell>
        </table:table-row>
        <table:table-row>
          <table:table-cell table:style-name="REQUIREMNTS_5f_GROUPS.A1" office:value-type="string">
            <text:p text:style-name="P9">1</text:p>
          </table:table-cell>
          <table:table-cell table:style-name="REQUIREMNTS_5f_GROUPS.A1" office:value-type="string">
            <text:p text:style-name="P13"><text:span text:style-name="Default_20_Paragraph_20_Font"><text:span text:style-name="T13">«Insert_Requirements_Group_Step_26_Box_1#n»</text:span></text:span></text:p>
          </table:table-cell>
          <table:table-cell table:style-name="REQUIREMNTS_5f_GROUPS.A1" office:value-type="string">
            <text:p text:style-name="P33"><text:span text:style-name="Default_20_Paragraph_20_Font"><text:span text:style-name="T8">«Insert_Requirements_Description_Step_2</text:span></text:span><text:span text:style-name="Default_20_Paragraph_20_Font"><text:span text:style-name="T9">6</text:span></text:span><text:span text:style-name="Default_20_Paragraph_20_Font"><text:span text:style-name="T8">_Box_3#n»</text:span></text:span></text:p>
          </table:table-cell>
        </table:table-row>
      </table:table>
      <text:p text:style-name="P34"><text:span text:style-name="Default_20_Paragraph_20_Font"><text:span text:style-name="T8"/></text:span></text:p>
      <text:p text:style-name="Normal"/>
      <text:p text:style-name="Normal"/>
      <text:p text:style-name="Normal"/>
      <text:p text:style-name="Normal"/>
      <text:p text:style-name="P20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8">«Insert_Management_Information_Step_23_Box_1»</text:span></text:span></text:p>
      <text:p text:style-name="P20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8">#</text:p>
          </table:table-cell>
          <table:table-cell table:style-name="SLA_5f_PERFORMACE.A1" office:value-type="string">
            <text:p text:style-name="P30">Service Area</text:p>
          </table:table-cell>
          <table:table-cell table:style-name="SLA_5f_PERFORMACE.A1" office:value-type="string">
            <text:p text:style-name="P30">KPI/SLA description</text:p>
          </table:table-cell>
          <table:table-cell table:style-name="SLA_5f_PERFORMACE.A1" office:value-type="string">
            <text:p text:style-name="P28">Target%</text:p>
            <text:p text:style-name="P28">(out of 100%)</text:p>
          </table:table-cell>
        </table:table-row>
        <table:table-row>
          <table:table-cell table:style-name="SLA_5f_PERFORMACE.A1" office:value-type="string">
            <text:p text:style-name="P2">1</text:p>
          </table:table-cell>
          <table:table-cell table:style-name="SLA_5f_PERFORMACE.A1" office:value-type="string">
            <text:p text:style-name="Normal"><text:span text:style-name="Default_20_Paragraph_20_Font"><text:span text:style-name="T8">«SLA_Area_step_24_#n»</text:span></text:span></text:p>
          </table:table-cell>
          <table:table-cell table:style-name="SLA_5f_PERFORMACE.A1" office:value-type="string">
            <text:p text:style-name="P6">«SLA_Area_Desription_step_24_#n» </text:p>
          </table:table-cell>
          <table:table-cell table:style-name="SLA_5f_PERFORMACE.A1" office:value-type="string">
            <text:p text:style-name="P32"><text:span text:style-name="Default_20_Paragraph_20_Font"><text:span text:style-name="T8">«SLA_Target_step_24#n»</text:span></text:span><text:span text:style-name="Default_20_Paragraph_20_Font"><text:span text:style-name="T14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30">Term / Acronym</text:p>
          </table:table-cell>
          <table:table-cell table:style-name="GLOSSARY.A1" office:value-type="string">
            <text:p text:style-name="P30">Description</text:p>
          </table:table-cell>
        </table:table-row>
        <table:table-row>
          <table:table-cell table:style-name="GLOSSARY.A1" office:value-type="string">
            <text:p text:style-name="P7"><text:s/>«Insert Glossary Term Title #1 of n (max 20)» </text:p>
          </table:table-cell>
          <table:table-cell table:style-name="GLOSSARY.A1" office:value-type="string">
            <text:p text:style-name="P6"><text:s text:c="2"/>«Insert Glossary Term Description #1 of n (max 20)» </text:p>
          </table:table-cell>
        </table:table-row>
      </table:table>
      <text:p text:style-name="Normal"><text:bookmark-end text:name="_Toc92688238"/></text:p>
      <text:h text:style-name="P37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2-21T16:57:12.171053175</dc:date>
    <meta:editing-cycles>46</meta:editing-cycles>
    <meta:editing-duration>P4DT19H22M23S</meta:editing-duration>
    <meta:document-statistic meta:table-count="3" meta:image-count="0" meta:object-count="0" meta:page-count="8" meta:paragraph-count="78" meta:word-count="293" meta:character-count="2552" meta:non-whitespace-character-count="2325"/>
    <meta:template xlink:type="simple" xlink:actuate="onRequest" xlink:title="" xlink:href="Normal"/>
  </office:meta>
</office:document-meta>
</file>